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1.54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18" table:default-cell-style-name="ce11"/>
        <table:table-column table:style-name="co19" table:default-cell-style-name="ce11"/>
        <table:table-column table:style-name="co18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23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 table:number-rows-repeated="104844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1:23:58.9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7T11:27:51.933000000</dc:date>
    <meta:editing-duration>P3DT11H41M27S</meta:editing-duration>
    <meta:editing-cycles>1279</meta:editing-cycles>
    <meta:document-statistic meta:table-count="2" meta:cell-count="4156" meta:object-count="0"/>
    <meta:user-defined meta:name="qrichtext">1</meta:user-defined>
  </office:meta>
</office:document-meta>
</file>